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sans-serif" svg:font-family="sans-serif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font-size="12pt" fo:language="en" fo:country="US" fo:font-weight="normal"/>
    </style:style>
    <style:style style:name="P2" style:family="paragraph" style:parent-style-name="Standard">
      <style:text-properties style:font-name="Liberation Serif1" fo:font-size="12pt" fo:font-weight="normal"/>
    </style:style>
    <style:style style:name="P3" style:family="paragraph" style:parent-style-name="Standard">
      <style:text-properties officeooo:rsid="0011e485" officeooo:paragraph-rsid="0011e485"/>
    </style:style>
    <style:style style:name="P4" style:family="paragraph" style:parent-style-name="Standard">
      <style:text-properties officeooo:rsid="0015aeed" officeooo:paragraph-rsid="0015aeed"/>
    </style:style>
    <style:style style:name="P5" style:family="paragraph" style:parent-style-name="Standard">
      <style:text-properties officeooo:rsid="00178c3c" officeooo:paragraph-rsid="00178c3c"/>
    </style:style>
    <style:style style:name="P6" style:family="paragraph" style:parent-style-name="Standard">
      <style:text-properties officeooo:rsid="00180156" officeooo:paragraph-rsid="00180156"/>
    </style:style>
    <style:style style:name="P7" style:family="paragraph" style:parent-style-name="Normal">
      <style:text-properties style:font-name="Liberation Serif1" fo:font-size="12pt" fo:language="en" fo:country="US" fo:font-weight="normal"/>
    </style:style>
    <style:style style:name="P8" style:family="paragraph" style:parent-style-name="Normal">
      <style:text-properties fo:font-variant="normal" fo:text-transform="none" fo:color="#252525" style:font-name="sans-serif" fo:font-size="10.5pt" fo:language="en" fo:country="US" fo:font-weight="normal"/>
    </style:style>
    <style:style style:name="P9" style:family="paragraph" style:parent-style-name="Normal">
      <style:text-properties officeooo:rsid="00185eeb" officeooo:paragraph-rsid="00185eeb"/>
    </style:style>
    <style:style style:name="P10" style:family="paragraph" style:parent-style-name="Normal">
      <style:paragraph-properties fo:break-before="page"/>
      <style:text-properties officeooo:rsid="00185eeb" officeooo:paragraph-rsid="00185eeb"/>
    </style:style>
    <style:style style:name="P11" style:family="paragraph">
      <style:paragraph-properties fo:text-align="center"/>
    </style:style>
    <style:style style:name="T1" style:family="text">
      <style:text-properties fo:font-variant="normal" fo:text-transform="none" fo:color="#252525"/>
    </style:style>
    <style:style style:name="T2" style:family="text">
      <style:text-properties fo:font-variant="normal" fo:text-transform="none" fo:color="#252525" style:font-name="sans-serif" fo:font-size="10.5pt" fo:font-weight="normal"/>
    </style:style>
    <style:style style:name="T3" style:family="text">
      <style:text-properties fo:font-variant="normal" fo:text-transform="none" fo:color="#252525" style:font-name="sans-serif" fo:font-size="8.25pt" fo:font-weight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1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1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4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0.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5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solid" svg:stroke-color="#000000" draw:fill="none" draw:fill-color="#ffffff" fo:min-height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solid" svg:stroke-color="#000000" draw:fill="none" draw:fill-color="#ffffff" fo:min-height="0.6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solid" svg:stroke-color="#000000" draw:fill="none" draw:fill-color="#ffffff" fo:min-height="0.5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solid" svg:stroke-color="#000000" draw:fill="none" draw:fill-color="#ffffff" fo:min-height="0.5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solid" svg:stroke-color="#000000" draw:fill="none" draw:fill-color="#ffffff" fo:min-height="0.9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solid" svg:stroke-color="#000000" draw:fill="none" draw:fill-color="#ffffff" fo:min-height="0.7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solid" svg:stroke-color="#000000" draw:fill="none" draw:fill-color="#ffffff" fo:min-height="0.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solid" svg:stroke-color="#000000" draw:fill="none" draw:fill-color="#ffffff" fo:min-height="0.6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">Nimi: Niko Kortström</text:p>
        <text:p text:style-name="P9">Opiskelijanumero: 014154573</text:p>
        <text:p text:style-name="Normal"/>
        <text:p text:style-name="Normal">1.</text:p>
        <text:p text:style-name="Normal"/>
        <text:p text:style-name="Normal">Nollaa tai suurinta arvoa ei voida muodostaa, sillä floating point number koostuu etumerkin luovan luvun, luvun merkitsevän kokonaisluvun ja suuruusluokan merkitsevän desimaaliluvun tulosta. Lähimpänä nollaa oleva luku on <text:span text:style-name="T2">1×10</text:span><text:span text:style-name="T1">−</text:span><text:span text:style-name="T3">101</text:span> ja suurin mahdollinen luku on <text:span text:style-name="T2">9999999×10</text:span><text:span text:style-name="T3">90 </text:span><text:span text:style-name="T2">(9.999999×10</text:span><text:span text:style-name="T3">96</text:span><text:span text:style-name="T2">). Näin ollen raja-arvoa ei voida esittää tarkasti ja seuraavaksi suurimmat/pienimmät ovat myös epätarkkoja jos ne otetaan normaalisti lisäämällä/vähentämällä 1.</text:span></text:p>
        <text:p text:style-name="P7"><draw:frame text:anchor-type="paragraph" draw:z-index="0" draw:style-name="gr1" svg:width="0.313in" svg:height="0.2295in" svg:x="2.9543in" svg:y="0.0571in"><draw:text-box><text:p>start</text:p></draw:text-box></draw:frame></text:p>
        <text:p text:style-name="P8"><draw:line text:anchor-type="paragraph" draw:z-index="15" draw:style-name="gr4" draw:text-style-name="P11" svg:x1="3.2665in" svg:y1="0.0945in" svg:x2="3.9957in" svg:y2="0.6047in"><text:p/></draw:line>2.</text:p>
        <text:p text:style-name="Normal"/>
        <text:p text:style-name="P7"/>
        <text:p text:style-name="Normal"><draw:frame text:anchor-type="paragraph" draw:z-index="1" draw:style-name="gr2" svg:width="1.0524in" svg:height="0.2504in" svg:x="3.6311in" svg:y="0.0516in"><draw:text-box><text:p>proposed</text:p></draw:text-box></draw:frame></text:p>
        <text:p text:style-name="P1"><draw:line text:anchor-type="paragraph" draw:z-index="18" draw:style-name="gr4" draw:text-style-name="P11" svg:x1="3.8913in" svg:y1="0.1098in" svg:x2="2.7457in" svg:y2="0.6933in"><text:p/></draw:line><draw:line text:anchor-type="paragraph" draw:z-index="19" draw:style-name="gr4" draw:text-style-name="P11" svg:x1="4.4752in" svg:y1="0.1098in" svg:x2="5.4024in" svg:y2="0.7827in"><text:p/></draw:line></text:p>
        <text:p text:style-name="Standard"><draw:frame text:anchor-type="paragraph" draw:z-index="33" draw:style-name="gr6" svg:width="1.0941in" svg:height="0.2295in" svg:x="4.4752in" svg:y="0.1161in"><draw:text-box><text:p>cancelled</text:p></draw:text-box></draw:frame><draw:frame text:anchor-type="paragraph" draw:z-index="34" draw:style-name="gr7" svg:width="1.0732in" svg:height="0.2189in" svg:x="2.8189in" svg:y="0.0846in"><draw:text-box><text:p>scheduled</text:p></draw:text-box></draw:frame></text:p>
        <text:p text:style-name="P1"/>
        <text:p text:style-name="P1"><draw:frame text:anchor-type="paragraph" draw:z-index="17" draw:style-name="gr5" svg:width="1.7815in" svg:height="0.3232in" svg:x="1.9957in" svg:y="0.1181in"><draw:text-box><text:p>scheduled</text:p></draw:text-box></draw:frame></text:p>
        <text:p text:style-name="P1"><draw:frame text:anchor-type="paragraph" draw:z-index="16" draw:style-name="gr3" svg:width="0.4169in" svg:height="0.2713in" svg:x="5.2354in" svg:y="0.0161in"><draw:text-box><text:p>end</text:p></draw:text-box></draw:frame></text:p>
        <text:p text:style-name="P1"><draw:line text:anchor-type="paragraph" draw:z-index="20" draw:style-name="gr4" draw:text-style-name="P11" svg:x1="2.7665in" svg:y1="0.0575in" svg:x2="1.652in" svg:y2="0.7764in"><text:p/></draw:line><draw:line text:anchor-type="paragraph" draw:z-index="21" draw:style-name="gr4" draw:text-style-name="P11" svg:x1="3.5689in" svg:y1="0.0575in" svg:x2="5.4752in" svg:y2="0.8492in"><text:p/></draw:line></text:p>
        <text:p text:style-name="P1"><draw:frame text:anchor-type="paragraph" draw:z-index="35" draw:style-name="gr8" svg:width="1.2295in" svg:height="0.3024in" svg:x="3.902in" svg:y="0.0846in"><draw:text-box><text:p>cancelled</text:p></draw:text-box></draw:frame><draw:frame text:anchor-type="paragraph" draw:z-index="36" draw:style-name="gr9" svg:width="1.2295in" svg:height="0.2606in" svg:x="1.652in" svg:y="0.0638in"><draw:text-box><text:p>open</text:p></draw:text-box></draw:frame></text:p>
        <text:p text:style-name="P1"/>
        <text:p text:style-name="P1"/>
        <text:p text:style-name="P1"><draw:frame text:anchor-type="paragraph" draw:z-index="3" draw:style-name="gr2" svg:width="1.8543in" svg:height="0.2504in" svg:x="0.4854in" svg:y="0.0098in"><draw:text-box><text:p>Open for enrollment</text:p></draw:text-box></draw:frame><draw:frame text:anchor-type="paragraph" draw:z-index="2" draw:style-name="gr3" svg:width="0.4169in" svg:height="0.2713in" svg:x="5.2354in" svg:y="0.0827in"><draw:text-box><text:p>end</text:p></draw:text-box></draw:frame></text:p>
        <text:p text:style-name="P1"><draw:line text:anchor-type="paragraph" draw:z-index="22" draw:style-name="gr4" draw:text-style-name="P11" svg:x1="1.3606in" svg:y1="0.0681in" svg:x2="0.298in" svg:y2="1.1598in"><text:p/></draw:line><draw:line text:anchor-type="paragraph" draw:z-index="23" draw:style-name="gr4" draw:text-style-name="P11" svg:x1="2.2354in" svg:y1="0.0681in" svg:x2="6.9957in" svg:y2="1.2138in"><text:p/></draw:line><draw:line text:anchor-type="paragraph" draw:z-index="24" draw:style-name="gr4" draw:text-style-name="P11" svg:x1="1.798in" svg:y1="0.0681in" svg:x2="4.3606in" svg:y2="1.2138in"><text:p/></draw:line><draw:line text:anchor-type="paragraph" draw:z-index="25" draw:style-name="gr4" draw:text-style-name="P11" svg:x1="1.5583in" svg:y1="0.0681in" svg:x2="2.2354in" svg:y2="1.1307in"><text:p/></draw:line></text:p>
        <text:p text:style-name="P1"><draw:frame text:anchor-type="paragraph" draw:z-index="38" draw:style-name="gr10" svg:width="1.8232in" svg:height="0.4276in" svg:x="3.8189in" svg:y="0.1161in"><draw:text-box><text:p>closed</text:p></draw:text-box></draw:frame></text:p>
        <text:p text:style-name="P1"><draw:frame text:anchor-type="paragraph" draw:z-index="37" draw:style-name="gr8" svg:width="1.0315in" svg:height="0.3024in" svg:x="0.2354in" svg:y="0.0909in"><draw:text-box><text:p>cancelled</text:p></draw:text-box></draw:frame><draw:frame text:anchor-type="paragraph" draw:z-index="40" draw:style-name="gr12" svg:width="1.1878in" svg:height="0.3843in" svg:x="2.5272in" svg:y="0.1118in"><draw:text-box><text:p>Student enrolled, no seat available</text:p></draw:text-box></draw:frame><draw:frame text:anchor-type="paragraph" draw:z-index="41" draw:style-name="gr12" svg:width="1.1252in" svg:height="0.576in" svg:x="1.1835in" svg:y="0.0492in"><draw:text-box><text:p>Sudent enrolled seat available addStudent()</text:p></draw:text-box></draw:frame></text:p>
        <text:p text:style-name="P1"><draw:frame text:anchor-type="paragraph" draw:z-index="39" draw:style-name="gr11" svg:width="0.0524in" svg:height="0.1988in" svg:x="5.6417in" svg:y="0.1598in"><draw:text-box><text:p/></draw:text-box></draw:frame></text:p>
        <text:p text:style-name="P2"/>
        <text:p text:style-name="Standard"><draw:frame text:anchor-type="paragraph" draw:z-index="48" draw:style-name="gr17" svg:width="1.2087in" svg:height="0.365in" svg:x="4.8709in" svg:y="0.7035in"><draw:text-box><text:p>cancelled</text:p></draw:text-box></draw:frame><draw:frame text:anchor-type="paragraph" draw:z-index="47" draw:style-name="gr9" svg:width="0.948in" svg:height="0.2606in" svg:x="4.3811in" svg:y="1.1827in"><draw:text-box><text:p>closed</text:p></draw:text-box></draw:frame><draw:frame text:anchor-type="paragraph" draw:z-index="46" draw:style-name="gr16" svg:width="1.6878in" svg:height="0.3843in" svg:x="2.9646in" svg:y="0.6516in"><draw:text-box><text:p>Student dropped enrolFromWaitingList()</text:p></draw:text-box></draw:frame><draw:frame text:anchor-type="paragraph" draw:z-index="45" draw:style-name="gr15" svg:width="1.4169in" svg:height="0.3843in" svg:x="2.5165in" svg:y="0.9846in"><draw:text-box><text:p>Student dropped (no seat available)</text:p></draw:text-box></draw:frame><draw:frame text:anchor-type="paragraph" draw:z-index="44" draw:style-name="gr14" svg:width="1.198in" svg:height="0.198in" svg:x="1.1626in" svg:y="1.2244in"><draw:text-box><text:p>Seat available</text:p></draw:text-box></draw:frame><draw:frame text:anchor-type="paragraph" draw:z-index="43" draw:style-name="gr13" svg:width="1.2398in" svg:height="0.1925in" svg:x="0.7146in" svg:y="0.8701in"><draw:text-box><text:p>Seminar split</text:p></draw:text-box></draw:frame><draw:frame text:anchor-type="paragraph" draw:z-index="42" draw:style-name="gr9" svg:width="0.7713in" svg:height="0.2606in" svg:x="6.652in" svg:y="0.8807in"><draw:text-box><text:p>cancelled</text:p></draw:text-box></draw:frame><draw:line text:anchor-type="paragraph" draw:z-index="32" draw:style-name="gr4" draw:text-style-name="P11" svg:x1="4.4957in" svg:y1="0.3807in" svg:x2="6.1937in" svg:y2="1.585in"><text:p/></draw:line><draw:line text:anchor-type="paragraph" draw:z-index="31" draw:style-name="gr4" draw:text-style-name="P11" svg:x1="4.4957in" svg:y1="0.4429in" svg:x2="5.0791in" svg:y2="1.5681in"><text:p/></draw:line><draw:line text:anchor-type="paragraph" draw:z-index="30" draw:style-name="gr4" draw:text-style-name="P11" svg:x1="4.4335in" svg:y1="0.5366in" svg:x2="3.4543in" svg:y2="1.5366in"><text:p/></draw:line><draw:line text:anchor-type="paragraph" draw:z-index="29" draw:style-name="gr4" draw:text-style-name="P11" svg:x1="4.3291in" svg:y1="0.5366in" svg:x2="2.7665in" svg:y2="1.5638in"><text:p/></draw:line><draw:line text:anchor-type="paragraph" draw:z-index="28" draw:style-name="gr4" draw:text-style-name="P11" svg:x1="4.1417in" svg:y1="0.5366in" svg:x2="1.1626in" svg:y2="1.5157in"><text:p/></draw:line><draw:line text:anchor-type="paragraph" draw:z-index="27" draw:style-name="gr4" draw:text-style-name="P11" svg:x1="4.0791in" svg:y1="0.422in" svg:x2="-0.3374in" svg:y2="1.6012in"><text:p/></draw:line><draw:line text:anchor-type="paragraph" draw:z-index="26" draw:style-name="gr4" draw:text-style-name="P11" svg:x1="7.0165in" svg:y1="0.5264in" svg:x2="7.0374in" svg:y2="1.5972in"><text:p/></draw:line><draw:frame text:anchor-type="paragraph" draw:z-index="4" draw:style-name="gr3" svg:width="0.4169in" svg:height="0.2713in" svg:x="0.0791in" svg:y="0.2016in"><draw:text-box><text:p>end</text:p></draw:text-box></draw:frame><draw:frame text:anchor-type="paragraph" draw:z-index="8" draw:style-name="gr3" svg:width="1.813in" svg:height="0.2713in" svg:x="1.5583in" svg:y="0.172in"><draw:text-box><text:p>Open for enrollement</text:p></draw:text-box></draw:frame><draw:frame text:anchor-type="paragraph" draw:z-index="5" draw:style-name="gr3" svg:width="0.4169in" svg:height="0.2713in" svg:x="4.0791in" svg:y="0.2661in"><draw:text-box><text:p>full</text:p></draw:text-box></draw:frame><draw:frame text:anchor-type="paragraph" draw:z-index="6" draw:style-name="gr3" svg:width="1.6567in" svg:height="0.2713in" svg:x="5.5063in" svg:y="0.2555in"><draw:text-box><text:p>Closed to enrollment</text:p></draw:text-box></draw:frame><draw:frame text:anchor-type="paragraph" draw:z-index="14" draw:style-name="gr3" svg:width="0.4169in" svg:height="0.2713in" svg:x="6.7457in" svg:y="1.5972in"><draw:text-box><text:p>end</text:p></draw:text-box></draw:frame><draw:frame text:anchor-type="paragraph" draw:z-index="7" draw:style-name="gr3" svg:width="0.4169in" svg:height="0.2713in" svg:x="5.8398in" svg:y="1.5846in"><draw:text-box><text:p>end</text:p></draw:text-box></draw:frame><draw:frame text:anchor-type="paragraph" draw:z-index="13" draw:style-name="gr3" svg:width="1.6567in" svg:height="0.2713in" svg:x="3.902in" svg:y="1.5681in"><draw:text-box><text:p>Closed to enrollment</text:p></draw:text-box></draw:frame><draw:frame text:anchor-type="paragraph" draw:z-index="12" draw:style-name="gr3" svg:width="0.4169in" svg:height="0.2713in" svg:x="3.2772in" svg:y="1.5366in"><draw:text-box><text:p>full</text:p></draw:text-box></draw:frame><draw:frame text:anchor-type="paragraph" draw:z-index="11" draw:style-name="gr3" svg:width="0.4169in" svg:height="0.2713in" svg:x="2.6102in" svg:y="1.5638in"><draw:text-box><text:p>full</text:p></draw:text-box></draw:frame><draw:frame text:anchor-type="paragraph" draw:z-index="10" draw:style-name="gr3" svg:width="1.5004in" svg:height="0.2713in" svg:x="0.9335in" svg:y="1.5764in"><draw:text-box><text:p>Open for enrollement</text:p></draw:text-box></draw:frame><draw:frame text:anchor-type="paragraph" draw:z-index="9" draw:style-name="gr3" svg:width="1.4898in" svg:height="0.2713in" svg:x="-0.6811in" svg:y="1.6016in"><draw:text-box><text:p>Open for enrollement</text:p></draw:text-box></draw:frame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3"><draw:frame text:anchor-type="paragraph" draw:z-index="49" draw:style-name="gr18" svg:width="0.9276in" svg:height="0.2606in" svg:x="2.6937in" svg:y="0.0075in"><draw:text-box><text:p>etusivu</text:p></draw:text-box></draw:frame><draw:line text:anchor-type="paragraph" draw:z-index="63" draw:style-name="gr4" draw:text-style-name="P11" svg:x1="3.6209in" svg:y1="0.1744in" svg:x2="5.3917in" svg:y2="0.7579in"><text:p/></draw:line>3.</text:p>
        <text:p text:style-name="P3"><draw:line text:anchor-type="paragraph" draw:z-index="61" draw:style-name="gr4" draw:text-style-name="P11" svg:x1="2.7563in" svg:y1="0.0764in" svg:x2="0.9646in" svg:y2="0.5453in"><text:p/></draw:line><draw:line text:anchor-type="paragraph" draw:z-index="62" draw:style-name="gr4" draw:text-style-name="P11" svg:x1="3.1in" svg:y1="0.0764in" svg:x2="2.9646in" svg:y2="0.5346in"><text:p/></draw:line></text:p>
        <text:p text:style-name="P3"><draw:line text:anchor-type="paragraph" draw:z-index="71" draw:style-name="gr4" draw:text-style-name="P11" svg:x1="0.35in" svg:y1="2.0929in" svg:x2="0.3709in" svg:y2="2.3638in"><text:p/></draw:line><draw:line text:anchor-type="paragraph" draw:z-index="70" draw:style-name="gr4" draw:text-style-name="P11" svg:x1="0.798in" svg:y1="2.0925in" svg:x2="3.0791in" svg:y2="2.4571in"><text:p/></draw:line><draw:line text:anchor-type="paragraph" draw:z-index="69" draw:style-name="gr4" draw:text-style-name="P11" svg:x1="1.0374in" svg:y1="2.0929in" svg:x2="6.1209in" svg:y2="2.4366in"><text:p/></draw:line><draw:line text:anchor-type="paragraph" draw:z-index="68" draw:style-name="gr4" draw:text-style-name="P11" svg:x1="0.8083in" svg:y1="1.4366in" svg:x2="3.35in" svg:y2="1.8949in"><text:p/></draw:line><draw:line text:anchor-type="paragraph" draw:z-index="67" draw:style-name="gr4" draw:text-style-name="P11" svg:x1="1.1728in" svg:y1="1.4366in" svg:x2="6.1in" svg:y2="1.8323in"><text:p/></draw:line><draw:line text:anchor-type="paragraph" draw:z-index="66" draw:style-name="gr4" draw:text-style-name="P11" svg:x1="0.7043in" svg:y1="1.4366in" svg:x2="0.6in" svg:y2="1.8531in"><text:p/></draw:line><draw:line text:anchor-type="paragraph" draw:z-index="65" draw:style-name="gr4" draw:text-style-name="P11" svg:x1="0.7252in" svg:y1="0.6346in" svg:x2="0.7043in" svg:y2="1.1244in"><text:p/></draw:line><draw:line text:anchor-type="paragraph" draw:z-index="64" draw:style-name="gr4" draw:text-style-name="P11" svg:x1="0.9437in" svg:y1="0.6346in" svg:x2="3.5791in" svg:y2="1.2075in"><text:p/></draw:line><draw:frame text:anchor-type="paragraph" draw:z-index="60" draw:style-name="gr20" svg:width="1.563in" svg:height="0.313in" svg:x="5.4854in" svg:y="2.4366in"><draw:text-box><text:p>Poista korista</text:p></draw:text-box></draw:frame><draw:frame text:anchor-type="paragraph" draw:z-index="59" draw:style-name="gr23" svg:width="1.948in" svg:height="0.2921in" svg:x="2.7874in" svg:y="2.4575in"><draw:text-box><text:p>poistu</text:p></draw:text-box></draw:frame><draw:frame text:anchor-type="paragraph" draw:z-index="58" draw:style-name="gr23" svg:width="1.9169in" svg:height="0.2921in" svg:x="-0.1291in" svg:y="2.3638in"><draw:text-box><text:p>kassalle</text:p></draw:text-box></draw:frame><draw:frame text:anchor-type="paragraph" draw:z-index="57" draw:style-name="gr18" svg:width="1.448in" svg:height="0.2606in" svg:x="5.3398in" svg:y="1.8327in"><draw:text-box><text:p>poistu</text:p></draw:text-box></draw:frame><draw:frame text:anchor-type="paragraph" draw:z-index="56" draw:style-name="gr2" svg:width="1.6358in" svg:height="0.2504in" svg:x="2.6728in" svg:y="1.8953in"><draw:text-box><text:p>haku</text:p></draw:text-box></draw:frame><draw:frame text:anchor-type="paragraph" draw:z-index="55" draw:style-name="gr22" svg:width="1.9067in" svg:height="0.2398in" svg:x="0.1417in" svg:y="1.8535in"><draw:text-box><text:p>Lisää koriin</text:p></draw:text-box></draw:frame><draw:frame text:anchor-type="paragraph" draw:z-index="54" draw:style-name="gr21" svg:width="1.5213in" svg:height="0.2189in" svg:x="3.0583in" svg:y="1.2075in"><draw:text-box><text:p>poistu</text:p></draw:text-box></draw:frame><draw:frame text:anchor-type="paragraph" draw:z-index="53" draw:style-name="gr20" svg:width="1.5421in" svg:height="0.313in" svg:x="0.3398in" svg:y="1.1244in"><draw:text-box><text:p>Valitse tuote</text:p></draw:text-box></draw:frame><draw:frame text:anchor-type="paragraph" draw:z-index="52" draw:style-name="gr18" svg:width="1.3232in" svg:height="0.2606in" svg:x="4.7457in" svg:y="0.3744in"><draw:text-box><text:p>poistu</text:p></draw:text-box></draw:frame><draw:frame text:anchor-type="paragraph" draw:z-index="51" draw:style-name="gr18" svg:width="1.2815in" svg:height="0.2606in" svg:x="2.3398in" svg:y="0.3429in"><draw:text-box><text:p>Valitse tuote</text:p></draw:text-box></draw:frame><draw:frame text:anchor-type="paragraph" draw:z-index="50" draw:style-name="gr19" svg:width="0.6461in" svg:height="0.2815in" svg:x="0.5689in" svg:y="0.3535in"><draw:text-box><text:p>haku</text:p></draw:text-box></draw:frame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><text:soft-page-break/></text:p>
        <text:p text:style-name="P3"/>
        <text:p text:style-name="P3"/>
        <text:p text:style-name="P4"><draw:line text:anchor-type="paragraph" draw:z-index="84" draw:style-name="gr4" draw:text-style-name="P11" svg:x1="0.239in" svg:y1="1.2028in" svg:x2="1.8118in" svg:y2="-0.0264in"><text:p/></draw:line><draw:frame text:anchor-type="paragraph" draw:z-index="85" draw:style-name="gr31" svg:width="1.4898in" svg:height="0.5835in" svg:x="1.8429in" svg:y="-0.3492in"><draw:text-box><text:p>View answer</text:p></draw:text-box></draw:frame><draw:line text:anchor-type="paragraph" draw:z-index="86" draw:style-name="gr4" draw:text-style-name="P11" svg:x1="3.3327in" svg:y1="-0.0472in" svg:x2="6.2598in" svg:y2="1.2236in"><text:p/></draw:line>4.</text:p>
        <text:p text:style-name="P4"/>
        <text:p text:style-name="P4"><draw:line text:anchor-type="paragraph" draw:z-index="92" draw:style-name="gr4" draw:text-style-name="P11" svg:x1="3.4161in" svg:y1="5.5071in" svg:x2="6.3535in" svg:y2="2.5173in"><text:p/></draw:line><draw:line text:anchor-type="paragraph" draw:z-index="91" draw:style-name="gr4" draw:text-style-name="P11" svg:x1="3.2807in" svg:y1="6.6008in" svg:x2="6.5827in" svg:y2="2.5173in"><text:p/></draw:line><draw:frame text:anchor-type="paragraph" draw:z-index="90" draw:style-name="gr35" svg:width="1.7189in" svg:height="0.6043in" svg:x="1.5618in" svg:y="6.1528in"><draw:text-box><text:p>Store answer</text:p></draw:text-box></draw:frame><draw:frame text:anchor-type="paragraph" draw:z-index="89" draw:style-name="gr34" svg:width="1.8752in" svg:height="0.5004in" svg:x="1.5409in" svg:y="5.3193in"><draw:text-box><text:p>Store question</text:p></draw:text-box></draw:frame><draw:frame text:anchor-type="paragraph" draw:z-index="88" draw:style-name="gr33" svg:width="1.9795in" svg:height="0.7713in" svg:x="1.5516in" svg:y="4.3508in"><draw:text-box><text:p>Store order</text:p></draw:text-box></draw:frame><draw:frame text:anchor-type="paragraph" draw:z-index="87" draw:style-name="gr32" svg:width="1.7189in" svg:height="0.9378in" svg:x="1.5618in" svg:y="3.0693in"><draw:text-box><text:p>Ship order</text:p></draw:text-box></draw:frame><draw:frame text:anchor-type="paragraph" draw:z-index="83" draw:style-name="gr30" svg:width="0.4689in" svg:height="0.3024in" svg:x="0.239in" svg:y="0.5693in"><draw:text-box><text:p/></draw:text-box></draw:frame><draw:line text:anchor-type="paragraph" draw:z-index="82" draw:style-name="gr4" draw:text-style-name="P11" svg:x1="3.3744in" svg:y1="0.4862in" svg:x2="5.937in" svg:y2="0.8406in"><text:p/></draw:line><draw:frame text:anchor-type="paragraph" draw:z-index="81" draw:style-name="gr29" svg:width="1.5524in" svg:height="0.5941in" svg:x="1.7598in" svg:y="0.111in"><draw:text-box><text:p>Answer question</text:p></draw:text-box></draw:frame><draw:line text:anchor-type="paragraph" draw:z-index="80" draw:style-name="gr4" draw:text-style-name="P11" svg:x1="-0.1362in" svg:y1="1.0902in" svg:x2="1.6972in" svg:y2="2.3921in"><text:p/></draw:line><draw:line text:anchor-type="paragraph" draw:z-index="79" draw:style-name="gr4" draw:text-style-name="P11" svg:x1="3.2807in" svg:y1="3.6634in" svg:x2="5.7807in" svg:y2="0.9654in"><text:p/></draw:line><draw:line text:anchor-type="paragraph" draw:z-index="78" draw:style-name="gr4" draw:text-style-name="P11" svg:x1="3.5307in" svg:y1="4.9654in" svg:x2="6.187in" svg:y2="2.361in"><text:p/></draw:line><draw:line text:anchor-type="paragraph" draw:z-index="77" draw:style-name="gr4" draw:text-style-name="P11" svg:x1="0.2283in" svg:y1="0.9965in" svg:x2="1.7594in" svg:y2="1.3717in"><text:p/></draw:line><draw:frame text:anchor-type="paragraph" draw:z-index="76" draw:style-name="gr28" svg:width="1.313in" svg:height="0.6669in" svg:x="1.6972in" svg:y="2.028in"><draw:text-box><text:p>Ask questions</text:p></draw:text-box></draw:frame><draw:frame text:anchor-type="paragraph" draw:z-index="75" draw:style-name="gr27" svg:width="1.2295in" svg:height="0.5524in" svg:x="1.7598in" svg:y="1.1319in"><draw:text-box><text:p>Order products</text:p></draw:text-box></draw:frame><draw:frame text:anchor-type="paragraph" draw:z-index="74" draw:style-name="gr26" svg:width="1.115in" svg:height="0.5835in" svg:x="6.2492in" svg:y="2.2571in"><draw:text-box><text:p>server</text:p></draw:text-box></draw:frame><draw:frame text:anchor-type="paragraph" draw:z-index="73" draw:style-name="gr25" svg:width="1.115in" svg:height="0.5004in" svg:x="5.9366in" svg:y="0.8402in"><draw:text-box><text:p>Shop owner</text:p></draw:text-box></draw:frame><draw:frame text:anchor-type="paragraph" draw:z-index="72" draw:style-name="gr24" svg:width="1.5106in" svg:height="0.4378in" svg:x="-0.2717in" svg:y="0.8717in"><draw:text-box><text:p>client</text:p></draw:text-box></draw:frame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5">5.</text:p>
        <text:p text:style-name="P5"/>
        <text:p text:style-name="P6">Skenaariotestauksessa testataan järjestelmän monimutkaisempaa käyttöä eikä vain yhtä käyttötapausta. Kokonaisuudessaan se voi olla useiden eri käyttötapausten monimutkaisen järjestämisen yhdistelmä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sans-serif" svg:font-family="sans-serif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Niko Kortström</meta:initial-creator>
    <dc:creator>Niko Kortström</dc:creator>
    <meta:creation-date>2016-04-13T18:46:28.291794671</meta:creation-date>
    <dc:date>2016-04-13T22:28:35.867108456</dc:date>
    <meta:editing-duration>PT51M58S</meta:editing-duration>
    <meta:editing-cycles>8</meta:editing-cycles>
    <meta:document-statistic meta:table-count="0" meta:image-count="0" meta:object-count="0" meta:page-count="2" meta:paragraph-count="9" meta:word-count="84" meta:character-count="704" meta:non-whitespace-character-count="629"/>
  </office:meta>
</office:document-meta>
</file>